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1.097cm"/>
    </style:style>
    <style:style style:name="co12" style:family="table-column">
      <style:table-column-properties fo:break-before="auto" style:column-width="1.533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1014" calcext:value-type="float">
            <text:p>1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401" calcext:value-type="float">
            <text:p>14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715" calcext:value-type="float">
            <text:p>17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2623" calcext:value-type="float">
            <text:p>26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958" calcext:value-type="float">
            <text:p>29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3240" calcext:value-type="float">
            <text:p>32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0602" meta:object-count="0"/>
    <meta:generator>LibreOffice/6.3.4.2.0$Linux_X86_64 LibreOffice_project/30$Build-2</meta:generator>
  </office:meta>
</office:document-meta>
</file>